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aa66c"/>
    </style:style>
    <style:style style:name="P2" style:family="paragraph" style:parent-style-name="Text_20_body">
      <style:text-properties style:font-name="Liberation Serif" fo:font-size="13pt" fo:language="en" fo:country="US" fo:font-style="normal" fo:font-weight="normal" officeooo:rsid="00183a8b" officeooo:paragraph-rsid="00190f7c" style:font-size-asian="13pt" style:font-style-asian="normal" style:font-weight-asian="normal" style:font-size-complex="13pt" style:font-style-complex="normal" style:font-weight-complex="normal"/>
    </style:style>
    <style:style style:name="P3" style:family="paragraph" style:parent-style-name="Text_20_body">
      <style:text-properties style:font-name="Liberation Serif" fo:font-size="13pt" fo:language="en" fo:country="US" fo:font-style="normal" fo:font-weight="bold" officeooo:rsid="00183a8b" officeooo:paragraph-rsid="00190f7c" style:font-size-asian="13pt" style:font-style-asian="normal" style:font-weight-asian="bold" style:font-size-complex="13pt" style:font-style-complex="normal" style:font-weight-complex="bold"/>
    </style:style>
    <style:style style:name="T1" style:family="text">
      <style:text-properties fo:font-size="18pt" fo:font-style="italic" officeooo:rsid="00190f7c" style:font-size-asian="18pt" style:font-size-complex="18pt"/>
    </style:style>
    <style:style style:name="T2" style:family="text">
      <style:text-properties fo:font-size="18pt" fo:font-style="italic" officeooo:rsid="00183a8b" style:font-size-asian="18pt" style:font-size-complex="18pt"/>
    </style:style>
    <style:style style:name="T3" style:family="text">
      <style:text-properties fo:font-size="18pt" style:font-size-asian="18pt" style:font-size-complex="18pt"/>
    </style:style>
    <style:style style:name="T4" style:family="text">
      <style:text-properties officeooo:rsid="001aa6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ase of the City Botucaiba is a mystery visual novel for the Sega Saturn about Renne Bras, a detective who travels to Botucaíba to investigate the mysteries surrounding the city. Submitted in 2022's Cidades Habitáveis game jam. The theme of the jam was "Healthy city".</text:p>
      <text:p text:style-name="P3">Plot</text:p>
      <text:p text:style-name="P2">You are Renne Bras, an ordinary "detective. You entered the business seven years ago, just after the end of your longest relationship. You became famous for solving the case of kidnappings in the capital. Months have passed since the case of the Lighthouse of São Bento do Oeste. Since then you have become an active detective in the South Minas region. Everything changed when days ago you received a e-mail from Julia.</text:p>
      <text:p text:style-name="P2">Hi Rene, How long &lt;3</text:p>
      <text:p text:style-name="P2">It's me, Julia, sending this email to invite you on a trip. It's been months since months since we last saw each other and so I wanted to invite you to spend the vacations together. In case you don't know, I have now become an editor at Sergipe Magazine, a famous political magazine in the country. And during the school vacations at the end of the year, I decided thatI wanted to travel to the city of Botucaíba, in the interior of São Paulo.</text:p>
      <text:p text:style-name="P2">You may be wondering why a teacher from São Bento do Oeste would want to spend her vacation in a city in the interior of São Paulo. I want to spend her vacation in a town in the countryside of São Paulo. To know the answer come to me personally hahaha.</text:p>
      <text:p text:style-name="P2">I hope this e-mail finds you well!</text:p>
      <text:p text:style-name="P2">Yours truly, - Ju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19:59:05.297850488</meta:creation-date>
    <dc:date>2022-10-23T00:21:38.820524304</dc:date>
    <meta:editing-duration>PT23M10S</meta:editing-duration>
    <meta:editing-cycles>3</meta:editing-cycles>
    <meta:generator>LibreOffice/6.0.7.3$Linux_X86_64 LibreOffice_project/00m0$Build-3</meta:generator>
    <meta:document-statistic meta:table-count="0" meta:image-count="0" meta:object-count="0" meta:page-count="1" meta:paragraph-count="8" meta:word-count="270" meta:character-count="1465" meta:non-whitespace-character-count="1203"/>
  </office:meta>
</office:document-meta>
</file>